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cc2d" officeooo:paragraph-rsid="001bcc2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cc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November</text:span> 202<text:span text:style-name="T3">1</text:span> under the <text:span text:style-name="T5">3rd</text:span> PA Meeting.</text:p>
      <text:p text:style-name="P1"/>
      <text:p text:style-name="P1">The Assembly, recognising the current situation,</text:p>
      <text:p text:style-name="P1"/>
      <text:p text:style-name="P4">Constitutes the need to make RedPanda_4 mayor of Osbos, giving him the powers to plan the layout and construction of the city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MrBased</text:p>
      <text:p text:style-name="P4">Comradedoggo_21</text:p>
      <text:p text:style-name="P4">eldegron</text:p>
      <text:p text:style-name="P4">threebody03</text:p>
      <text:p text:style-name="P1"/>
      <text:p text:style-name="P1"/>
      <text:p text:style-name="P1"/>
      <text:p text:style-name="Standard"><text:span text:style-name="T1">[</text:span><text:span text:style-name="T2">Motion 3-1: To make Panda mayor of Osbo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1T13:18:57.905239179</dc:date>
    <meta:editing-duration>PT2M29S</meta:editing-duration>
    <meta:editing-cycles>6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11" meta:word-count="60" meta:character-count="377" meta:non-whitespace-character-count="328"/>
  </office:meta>
</office:document-meta>
</file>